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3.284cm" svg:y="7.08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5.721cm" svg:y="5.31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5.721cm" svg:y="2.94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3.284cm" svg:y="1.16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1.009cm" svg:y="2.94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1.009cm" svg:y="5.30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3.284cm" svg:y="9.66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694cm" svg:y1="7.299cm" svg:x2="15.964cm" svg:y2="6.591cm" draw:start-shape="id1" draw:start-glue-point="11" draw:end-shape="id2" draw:end-glue-point="7" svg:d="M14694 7299l1270-708" svg:viewBox="0 0 1271 709">
          <text:p/>
        </draw:connector>
        <draw:connector draw:style-name="gr7" draw:text-style-name="P4" draw:layer="layout" draw:type="line" svg:x1="12.407cm" svg:y1="3.165cm" svg:x2="13.525cm" svg:y2="2.449cm" draw:start-shape="id3" draw:start-glue-point="11" draw:end-shape="id4" draw:end-glue-point="7" svg:d="M12407 3165l1118-716" svg:viewBox="0 0 1119 717">
          <text:p/>
        </draw:connector>
        <draw:connector draw:style-name="gr7" draw:text-style-name="P4" draw:layer="layout" draw:type="line" svg:x1="14.694cm" svg:y1="2.449cm" svg:x2="15.964cm" svg:y2="3.165cm" draw:start-shape="id4" draw:start-glue-point="9" draw:end-shape="id5" draw:end-glue-point="5" svg:d="M14694 2449l1270 716" svg:viewBox="0 0 1271 717">
          <text:p/>
        </draw:connector>
        <draw:connector draw:style-name="gr8" draw:text-style-name="P4" draw:layer="layout" draw:type="line" svg:x1="13.525cm" svg:y1="7.299cm" svg:x2="12.407cm" svg:y2="6.583cm" draw:start-shape="id1" draw:start-glue-point="5" draw:end-shape="id6" draw:end-glue-point="9" svg:d="M13525 7299l-1118-716" svg:viewBox="0 0 1119 717">
          <text:p/>
        </draw:connector>
        <draw:connector draw:style-name="gr7" draw:text-style-name="P4" draw:layer="layout" draw:type="line" svg:x1="11.828cm" svg:y1="5.302cm" svg:x2="11.828cm" svg:y2="4.446cm" draw:start-shape="id6" draw:start-glue-point="4" draw:end-shape="id3" draw:end-glue-point="8" svg:d="M11828 5302v-856" svg:viewBox="0 0 1 857">
          <text:p/>
        </draw:connector>
        <draw:connector draw:style-name="gr7" draw:text-style-name="P4" draw:layer="layout" draw:type="line" svg:x1="16.552cm" svg:y1="5.31cm" svg:x2="16.552cm" svg:y2="4.446cm" draw:start-shape="id2" draw:start-glue-point="4" draw:end-shape="id5" draw:end-glue-point="8" svg:d="M16552 5310v-864" svg:viewBox="0 0 1 865">
          <text:p/>
        </draw:connector>
        <draw:connector draw:style-name="gr9" draw:text-style-name="P4" draw:layer="layout" draw:type="line" svg:x1="14.11cm" svg:y1="8.58cm" svg:x2="14.11cm" svg:y2="9.66cm" draw:start-shape="id1" draw:start-glue-point="8" draw:end-shape="id7" draw:end-glue-point="4" svg:d="M14110 8580v1080" svg:viewBox="0 0 1 1081">
          <text:p/>
        </draw:connector>
        <draw:custom-shape draw:style-name="gr10" draw:text-style-name="P5" draw:layer="layout" svg:width="2.286cm" svg:height="0.762cm" svg:x="14.3cm" svg:y="4.597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4.862cm" svg:y="7.026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1.198cm" svg:y="7.02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1.76cm" svg:y="4.59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971cm" svg:y="1.98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4.708cm" svg:y="1.98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3.819cm" svg:y="8.51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5.964cm" svg:y1="4.227cm" svg:x2="14.11cm" svg:y2="7.08cm" draw:start-shape="id5" draw:start-glue-point="7" draw:end-shape="id1" draw:end-glue-point="4" svg:d="M15964 4227v-11h-1854v2864" svg:viewBox="0 0 1855 2865">
          <text:p/>
        </draw:connector>
        <draw:custom-shape draw:style-name="gr11" draw:text-style-name="P9" draw:layer="layout" svg:width="2.032cm" svg:height="0.762cm" svg:x="13.211cm" svg:y="3.22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9.155cm" svg:y1="3.69cm" svg:x2="11.009cm" svg:y2="3.696cm" draw:start-shape="id8" draw:start-glue-point="3" draw:end-shape="id3" draw:end-glue-point="6" svg:d="M9155 3690l1854 6" svg:viewBox="0 0 1855 7">
          <text:p/>
        </draw:connector>
        <draw:custom-shape draw:style-name="gr12" draw:text-style-name="P11" xml:id="id8" draw:id="id8" draw:layer="layout" svg:width="1.319cm" svg:height="0.762cm" svg:x="9.155cm" svg:y="3.309cm">
          <text:p text:style-name="P10"><text:span text:style-name="T1">From</text:span></text:p>
          <text:p text:style-name="P10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8.445cm" svg:y="5.31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445cm" svg:y1="6.06cm" svg:x2="17.383cm" svg:y2="6.06cm" draw:start-shape="id9" draw:start-glue-point="6" draw:end-shape="id2" draw:end-glue-point="10" svg:d="M18445 6060h-1062" svg:viewBox="0 0 1063 1">
          <text:p/>
        </draw:connector>
        <draw:custom-shape draw:style-name="gr13" draw:text-style-name="P9" draw:layer="layout" svg:width="1.524cm" svg:height="0.762cm" svg:x="17.156cm" svg:y="5.191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1.651cm" svg:height="1.5cm" svg:x="8.326cm" svg:y="5.302cm">
          <text:p text:style-name="P1"><text:span text:style-name="T1">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9.977cm" svg:y1="6.052cm" svg:x2="11.009cm" svg:y2="6.052cm" draw:start-shape="id10" draw:start-glue-point="10" draw:end-shape="id6" svg:d="M9977 6052h1032" svg:viewBox="0 0 1033 1">
          <text:p/>
        </draw:connector>
        <draw:custom-shape draw:style-name="gr13" draw:text-style-name="P9" draw:layer="layout" svg:width="1.524cm" svg:height="0.762cm" svg:x="9.736cm" svg:y="5.191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8-12-16T15:27:52.218308808</dc:date>
    <meta:editing-duration>PT2H17M51S</meta:editing-duration>
    <meta:editing-cycles>37</meta:editing-cycles>
    <meta:generator>LibreOffice/5.1.6.2$Linux_X86_64 LibreOffice_project/10m0$Build-2</meta:generator>
    <dc:creator>Mathias B. </dc:creator>
    <meta:document-statistic meta:object-count="31"/>
  </office:meta>
</office:document-meta>
</file>